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weight="bold" officeooo:rsid="001bef96" officeooo:paragraph-rsid="001bef96" fo:background-color="transparent" style:font-weight-asian="bold" style:font-weight-complex="bold"/>
    </style:style>
    <style:style style:name="P2" style:family="paragraph" style:parent-style-name="Standard">
      <style:paragraph-properties fo:line-height="200%" fo:text-align="start" style:justify-single-word="false"/>
      <style:text-properties fo:font-weight="bold" officeooo:rsid="00150b26" officeooo:paragraph-rsid="00150b26" fo:background-color="transparent" style:font-weight-asian="bold" style:font-weight-complex="bold"/>
    </style:style>
    <style:style style:name="P3" style:family="paragraph" style:parent-style-name="Standard">
      <style:paragraph-properties fo:line-height="200%" fo:text-align="center" style:justify-single-word="false"/>
      <style:text-properties fo:font-weight="bold" officeooo:rsid="001d54ad" officeooo:paragraph-rsid="001d54ad" fo:background-color="transparent" style:font-weight-asian="bold" style:font-weight-complex="bold"/>
    </style:style>
    <style:style style:name="P4" style:family="paragraph" style:parent-style-name="Standard" style:list-style-name="L1">
      <style:paragraph-properties fo:line-height="200%" fo:text-align="start" style:justify-single-word="false"/>
      <style:text-properties fo:font-weight="normal" officeooo:rsid="001ad46c" officeooo:paragraph-rsid="001ad46c" fo:background-color="transparent" style:font-weight-asian="normal" style:font-weight-complex="normal"/>
    </style:style>
    <style:style style:name="P5" style:family="paragraph" style:parent-style-name="Standard" style:list-style-name="L1">
      <style:paragraph-properties fo:line-height="200%" fo:text-align="start" style:justify-single-word="false"/>
      <style:text-properties fo:font-weight="normal" officeooo:rsid="001ad46c" officeooo:paragraph-rsid="001bef96" fo:background-color="transparent" style:font-weight-asian="normal" style:font-weight-complex="normal"/>
    </style:style>
    <style:style style:name="P6" style:family="paragraph" style:parent-style-name="Standard" style:list-style-name="L1">
      <style:paragraph-properties fo:line-height="200%" fo:text-align="start" style:justify-single-word="false"/>
      <style:text-properties fo:font-weight="normal" officeooo:rsid="0020c5ac" officeooo:paragraph-rsid="0020c5ac" fo:background-color="transparent" style:font-weight-asian="normal" style:font-weight-complex="normal"/>
    </style:style>
    <style:style style:name="P7" style:family="paragraph" style:parent-style-name="Standard">
      <style:paragraph-properties fo:line-height="200%" fo:text-align="start" style:justify-single-word="false"/>
      <style:text-properties officeooo:rsid="001bef96" officeooo:paragraph-rsid="001bef96" fo:background-color="transparent"/>
    </style:style>
    <style:style style:name="P8" style:family="paragraph" style:parent-style-name="Standard">
      <style:paragraph-properties fo:line-height="200%" fo:text-align="start" style:justify-single-word="false"/>
      <style:text-properties officeooo:rsid="00150b26" officeooo:paragraph-rsid="00150b26" fo:background-color="transparent"/>
    </style:style>
    <style:style style:name="P9" style:family="paragraph" style:parent-style-name="Standard">
      <style:paragraph-properties fo:line-height="200%" fo:text-align="center" style:justify-single-word="false"/>
      <style:text-properties officeooo:rsid="00150b26" officeooo:paragraph-rsid="00150b26" fo:background-color="transparent"/>
    </style:style>
    <style:style style:name="P10" style:family="paragraph" style:parent-style-name="Standard" style:list-style-name="L2">
      <style:paragraph-properties fo:line-height="200%" fo:text-align="start" style:justify-single-word="false"/>
      <style:text-properties officeooo:paragraph-rsid="00150b26"/>
    </style:style>
    <style:style style:name="P11" style:family="paragraph" style:parent-style-name="Standard" style:list-style-name="L2">
      <style:paragraph-properties fo:line-height="200%" fo:text-align="start" style:justify-single-word="false"/>
      <style:text-properties officeooo:paragraph-rsid="001910c6"/>
    </style:style>
    <style:style style:name="P12" style:family="paragraph" style:parent-style-name="Standard">
      <style:paragraph-properties fo:margin-top="0.0398in" fo:margin-bottom="0.0398in" loext:contextual-spacing="false" fo:line-height="150%"/>
      <style:text-properties officeooo:rsid="0012c281" officeooo:paragraph-rsid="0012c281" fo:background-color="transparent"/>
    </style:style>
    <style:style style:name="T1" style:family="text">
      <style:text-properties officeooo:rsid="0015f44d"/>
    </style:style>
    <style:style style:name="T2" style:family="text">
      <style:text-properties officeooo:rsid="00150b26" fo:background-color="transparent" loext:char-shading-value="0"/>
    </style:style>
    <style:style style:name="T3" style:family="text">
      <style:text-properties officeooo:rsid="00164564" fo:background-color="transparent" loext:char-shading-value="0"/>
    </style:style>
    <style:style style:name="T4" style:family="text">
      <style:text-properties officeooo:rsid="001910c6" fo:background-color="transparent" loext:char-shading-value="0"/>
    </style:style>
    <style:style style:name="T5" style:family="text">
      <style:text-properties officeooo:rsid="001ad46c" fo:background-color="transparent" loext:char-shading-value="0"/>
    </style:style>
    <style:style style:name="T6" style:family="text">
      <style:text-properties officeooo:rsid="001bef96"/>
    </style:style>
    <style:style style:name="T7" style:family="text">
      <style:text-properties officeooo:rsid="001d54ad"/>
    </style:style>
    <style:style style:name="T8" style:family="text">
      <style:text-properties fo:font-weight="bold" style:font-weight-asian="bold" style:font-weight-complex="bold"/>
    </style:style>
    <style:style style:name="T9" style:family="text">
      <style:text-properties fo:font-weight="bold" officeooo:rsid="00164564" fo:background-color="transparent" loext:char-shading-value="0" style:font-weight-asian="bold" style:font-weight-complex="bold"/>
    </style:style>
    <style:style style:name="T10" style:family="text">
      <style:text-properties fo:font-weight="bold" officeooo:rsid="00150b26" fo:background-color="transparent" loext:char-shading-value="0" style:font-weight-asian="bold" style:font-weight-complex="bold"/>
    </style:style>
    <style:style style:name="T11" style:family="text">
      <style:text-properties fo:font-weight="bold" officeooo:rsid="001910c6" fo:background-color="transparent" loext:char-shading-value="0" style:font-weight-asian="bold" style:font-weight-complex="bold"/>
    </style:style>
    <style:style style:name="T12" style:family="text">
      <style:text-properties officeooo:rsid="001d79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saiah Grace</text:p>
      <text:p text:style-name="P12"><text:span text:style-name="T1">Prof. </text:span>Gray</text:p>
      <text:p text:style-name="P12">HIST 337</text:p>
      <text:p text:style-name="P12">16 February 2018</text:p>
      <text:p text:style-name="P9"><text:span text:style-name="T7">Three </text:span>Generations in Billiards at Half-Past Nine: <text:span text:style-name="T8">The family as an allegory for the German people</text:span></text:p>
      <text:p text:style-name="P1">T<text:span text:style-name="T7">he </text:span>Allegorical <text:span text:style-name="T7">German Family</text:span></text:p>
      <text:p text:style-name="P3">Three Generations of Faehmels: an allegory for the German People</text:p>
      <text:p text:style-name="P2">Introduction</text:p>
      <text:p text:style-name="P2"><text:tab/></text:p>
      <text:p text:style-name="P7"/>
      <text:list xml:id="list2397113129" text:style-name="L2">
        <text:list-item>
          <text:p text:style-name="P10"><text:span text:style-name="T10">Heinrich Faehmel</text:span><text:span text:style-name="T2"> </text:span><text:span text:style-name="T3">(</text:span><text:span text:style-name="T9">1878</text:span><text:span text:style-name="T3">)</text:span><text:span text:style-name="T2"> </text:span><text:span text:style-name="T3">was born right after the unification of Germany (1871). He came from humble backgrounds, father was a peasant, didn’t speak much, hated officers (not nationalistic). But the new generation of Germans (Faehmel) in a unified Germany had ambition. Moved from rural area to urban area. Married up in social status (general enlargement of the middle class). Joined the military and became an officer. Became a professional. All these traits trace the greater trend of a newly urban and industrialized Germany. </text:span></text:p>
        </text:list-item>
        <text:list-item>
          <text:p text:style-name="P11"><text:span text:style-name="T11">Robert Faehmel</text:span><text:span text:style-name="T4"> (1915) born during WWI. Grew up in the </text:span><text:span text:style-name="T5">inter-war</text:span><text:span text:style-name="T4"> years, an established urban Germany. </text:span><text:span text:style-name="T5">Went to a good school, was able to afford </text:span></text:p>
        </text:list-item>
      </text:list>
      <text:list xml:id="list3499146480" text:style-name="L1">
        <text:list-item>
          <text:p text:style-name="P4">Robert and Otto both request money from their parents (Leaning on the success of the previous generation). <text:span text:style-name="T12">They both are ambitious and independent, but still rely heavily on their parents for help/assistance.</text:span></text:p>
        </text:list-item>
        <text:list-item>
          <text:p text:style-name="P5">Robert and Otto Brotherhood represents the split in Germans during the Third Reich. Robert is a pacifist, Otto is in the <text:span text:style-name="T8">SS</text:span>?? <text:s/></text:p>
        </text:list-item>
        <text:list-item>
          <text:p text:style-name="P5"><text:span text:style-name="T6">There is a severe dysfunction within the family as a whole (Three broken generations of Germans)</text:span></text:p>
        </text:list-item>
        <text:list-item>
          <text:p text:style-name="P6"><text:soft-page-break/>Heinrich Dream of a new Family Dynasty. He is the Patriarch of a new family lineage. He dreams of 7 children, each with 7 grandchildren. His life’s ambition is ruined by the two wars that ravage Germany </text:p>
        </text:list-item>
      </text:list>
      <text:p text:style-name="P8">4. Another significant theme in this novel is generations. Three generations of architects are depicted here. To what extent is each of these characters reflective of the time that person came of age? How has the near-continuous presence of war inflected what might otherwise have been a normal family dynamic among these three?</text:p>
      <text:p text:style-name="P8"/>
      <text:p text:style-name="P8">(1) Your paper should be double-spaced and written in a 12-point font. (2) At a minimum, your paper should run 1,500 words (with most fonts, that’s around five or six pages). Please do not exceed eight pages. (3) Because you are relying upon a single author, there is no need for you to introduce footnotes or a bibliography. On those occasions when you are quoting Böll’s words directly, or referring in great detail to a specific passage, a simple page number in parentheses will do (203). If you draw upon other authors, in-text citations (Böll, 324) are adequate. (4) Be sure to use formal English. Write in complete sentences; use punctuation appropriately; and be sure to spell-check your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23:55:01.714436652</meta:creation-date>
    <dc:date>2018-02-17T23:13:04.475808557</dc:date>
    <meta:editing-duration>PT21H43M41S</meta:editing-duration>
    <meta:editing-cycles>6</meta:editing-cycles>
    <meta:generator>LibreOffice/5.4.2.2$Linux_X86_64 LibreOffice_project/40m0$Build-2</meta:generator>
    <meta:document-statistic meta:table-count="0" meta:image-count="0" meta:object-count="0" meta:page-count="2" meta:paragraph-count="17" meta:word-count="433" meta:character-count="2593" meta:non-whitespace-character-count="2176"/>
  </office:meta>
</office:document-meta>
</file>